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it" fo:country="IT" fo:font-weight="normal" style:font-weight-asian="normal" style:font-weight-complex="normal"/>
    </style:style>
    <style:style style:name="P3" style:family="paragraph" style:parent-style-name="Standard">
      <style:text-properties fo:font-size="16pt" fo:language="it" fo:country="I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language="it" fo:country="IT" fo:font-weight="normal" style:font-weight-asian="normal" style:font-weight-complex="normal"/>
    </style:style>
    <style:style style:name="P5" style:family="paragraph" style:parent-style-name="Standard" style:list-style-name="L1">
      <style:text-properties fo:language="it" fo:country="IT" fo:font-weight="normal" style:font-weight-asian="normal" style:font-weight-complex="normal"/>
    </style:style>
    <style:style style:name="P6" style:family="paragraph" style:parent-style-name="Standard" style:list-style-name="L2">
      <style:text-properties fo:language="it" fo:country="IT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rrigo documentazione di progetto</text:p>
      <text:p text:style-name="P2"/>
      <text:p text:style-name="P1">Descrizione</text:p>
      <text:p text:style-name="P2"/>
      <text:p text:style-name="P2">Progetto di un device IOT per il controllo dell'irrigazione di girdini e terrazzi programmabile e controllabile da rete (locale o remota) ed in grado di salvare dati di funzionamento su servizio in cloud. </text:p>
      <text:p text:style-name="P2">Il device controlla elettrovalvole esterne e deve essere in grado di essere installato all'esterno e quindi essere tollerante ai fenomeni atmosferici.</text:p>
      <text:p text:style-name="P2">La possibilità di essere installato in luoghi dove non è disponibile alimentazione elettrica di rete è un plus preferenziale.</text:p>
      <text:p text:style-name="P2"/>
      <text:p text:style-name="P1">Funzionalità.</text:p>
      <text:p text:style-name="P2"/>
      <text:p text:style-name="P2">Controllo di 4 fasi di irrigazione per ciascuno dei 3 / 4 circuiti indipendenti.</text:p>
      <text:p text:style-name="P2">Ciclo di ripetizone giornaliero.</text:p>
      <text:p text:style-name="P2">Ciclo con ora e minutii di partenza e durata in minuti.</text:p>
      <text:p text:style-name="P2">Cicli di apertura immediata per durata settabile.</text:p>
      <text:p text:style-name="P2">Programmmazione e data/ora salvate anche in mancanza di alimentazione.</text:p>
      <text:p text:style-name="P2">Alimentazione da rete elettrica </text:p>
      <text:p text:style-name="P2">Device connesso a rete locale con WiFi.</text:p>
      <text:p text:style-name="P2">Programmazione via accesso web da LAN o da WAN.</text:p>
      <text:p text:style-name="P2">Controllo funzionamento da remoto.</text:p>
      <text:p text:style-name="P2">Invio dati di funzionamento in cloud (ThingSpeak).</text:p>
      <text:p text:style-name="P2"/>
      <text:p text:style-name="P1">Opzioni</text:p>
      <text:p text:style-name="P2"/>
      <text:list xml:id="list8718368157679465635" text:style-name="L1">
        <text:list-item>
          <text:p text:style-name="P5">Valutare se inserire periodicità di ciclo diverse come giorni alterni o giorni della settimana.</text:p>
        </text:list-item>
        <text:list-item>
          <text:p text:style-name="P5">In base alle caratteristiche delle elettrovalvole scelte verifica se possibile prevedere alimentazione a batteria. </text:p>
        </text:list-item>
        <text:list-item>
          <text:p text:style-name="P5">In opzione verificare la possibilità di utilizzare batterie ricaricabili con celle solari.</text:p>
        </text:list-item>
        <text:list-item>
          <text:p text:style-name="P5">Sensore di pioggia connesso direttamente oppure utilizzando altro sensore attivo sulla LAN per inibire ciclo in caso di pioggia.</text:p>
        </text:list-item>
      </text:list>
      <text:p text:style-name="P2"/>
      <text:p text:style-name="P2"/>
      <text:p text:style-name="P1">Struttura dati</text:p>
      <text:p text:style-name="P2"/>
      <text:p text:style-name="P2"/>
      <text:p text:style-name="P1">Interfaccia di programmazione</text:p>
      <text:p text:style-name="P2"/>
      <text:p text:style-name="P2">Pagine web per settare/vrificare da LAN e WAN:</text:p>
      <text:list xml:id="list7102584065143160931" text:style-name="L2">
        <text:list-item>
          <text:p text:style-name="P6">data e ora orologio interno o in alternativa acquisizione ora da servizio NTP.</text:p>
        </text:list-item>
        <text:list-item>
          <text:p text:style-name="P6">abilitazione/disabilitazione e impostazione singoli cicli di funzionamento.</text:p>
        </text:list-item>
        <text:list-item>
          <text:p text:style-name="P6">stato di ciascuna sequenza impostata.</text:p>
        </text:list-item>
      </text:list>
      <text:p text:style-name="P2"/>
      <text:p text:style-name="P2"/>
      <text:p text:style-name="P2">Data e ora corrente: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Componenti</text:p>
      <text:p text:style-name="P2"/>
      <text:p text:style-name="P2">ESP 8266 (oppure Arduino con shield WiFi)</text:p>
      <text:p text:style-name="P2">RTC </text:p>
      <text:p text:style-name="P2">SD card per salvataggio dati (?)</text:p>
      <text:p text:style-name="P2">Elettrovalvole (9 o 12 V bistabili?)</text:p>
      <text:p text:style-name="P2">Driver per elettrovalvole (transistor)</text:p>
      <text:p text:style-name="P2">Contenitore ermetico per circuito HW e batterie con prese per connessione alimentazione, elttrovalvole, panello sola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nrico Malacrida</meta:initial-creator>
    <meta:creation-date>2016-07-14T13:19:42.53</meta:creation-date>
    <dc:date>2016-08-01T18:15:59.41</dc:date>
    <dc:creator>Enrico Malacrida</dc:creator>
    <meta:editing-duration>PT11H3M8S</meta:editing-duration>
    <meta:editing-cycles>11</meta:editing-cycles>
    <meta:generator>OpenOffice/4.1.2$Win32 OpenOffice.org_project/412m3$Build-9782</meta:generator>
    <meta:document-statistic meta:table-count="0" meta:image-count="0" meta:object-count="0" meta:page-count="2" meta:paragraph-count="35" meta:word-count="304" meta:character-count="2046"/>
  </office:meta>
</office:document-meta>
</file>